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7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3.214" calcext:value-type="float">
            <text:p>3.214</text:p>
          </table:table-cell>
          <table:table-cell office:value-type="float" office:value="0.596" calcext:value-type="float">
            <text:p>0.596</text:p>
          </table:table-cell>
          <table:table-cell office:value-type="float" office:value="0.233" calcext:value-type="float">
            <text:p>0.233</text:p>
          </table:table-cell>
          <table:table-cell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 table:number-columns-spanned="1" table:number-rows-spanned="7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1:23:38.346795661</meta:creation-date>
    <dc:date>2019-09-24T01:31:42.490058427</dc:date>
    <meta:editing-duration>PT8M4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